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5951" officeooo:paragraph-rsid="000bc85d"/>
    </style:style>
    <style:style style:name="P2" style:family="paragraph" style:parent-style-name="Standard">
      <style:text-properties officeooo:rsid="000c16b7" officeooo:paragraph-rsid="000bc85d"/>
    </style:style>
    <style:style style:name="P3" style:family="paragraph" style:parent-style-name="Standard">
      <style:text-properties officeooo:rsid="007796f5" officeooo:paragraph-rsid="000bc85d"/>
    </style:style>
    <style:style style:name="P4" style:family="paragraph" style:parent-style-name="Standard">
      <style:text-properties officeooo:rsid="003af213" officeooo:paragraph-rsid="000bc85d"/>
    </style:style>
    <style:style style:name="P5" style:family="paragraph" style:parent-style-name="Standard">
      <style:text-properties officeooo:rsid="003961d4" officeooo:paragraph-rsid="000bc85d"/>
    </style:style>
    <style:style style:name="P6" style:family="paragraph" style:parent-style-name="Standard">
      <style:text-properties officeooo:rsid="003c61ef" officeooo:paragraph-rsid="000bc85d"/>
    </style:style>
    <style:style style:name="P7" style:family="paragraph" style:parent-style-name="Standard">
      <style:text-properties officeooo:rsid="006afb85" officeooo:paragraph-rsid="000bc85d"/>
    </style:style>
    <style:style style:name="P8" style:family="paragraph" style:parent-style-name="Standard">
      <style:text-properties officeooo:rsid="003db4e9" officeooo:paragraph-rsid="000bc85d"/>
    </style:style>
    <style:style style:name="P9" style:family="paragraph" style:parent-style-name="Standard">
      <style:text-properties officeooo:rsid="006cca47" officeooo:paragraph-rsid="000bc85d"/>
    </style:style>
    <style:style style:name="P10" style:family="paragraph" style:parent-style-name="Standard">
      <style:text-properties officeooo:rsid="0070f4cb" officeooo:paragraph-rsid="000bc85d"/>
    </style:style>
    <style:style style:name="P11" style:family="paragraph" style:parent-style-name="Standard">
      <style:text-properties officeooo:rsid="007537db" officeooo:paragraph-rsid="000bc85d"/>
    </style:style>
    <style:style style:name="P12" style:family="paragraph" style:parent-style-name="Standard">
      <style:text-properties officeooo:rsid="0015eb6a" officeooo:paragraph-rsid="000bc85d"/>
    </style:style>
    <style:style style:name="P13" style:family="paragraph" style:parent-style-name="Standard">
      <style:text-properties officeooo:rsid="0017ebe5" officeooo:paragraph-rsid="000bc85d"/>
    </style:style>
    <style:style style:name="P14" style:family="paragraph" style:parent-style-name="Standard">
      <style:text-properties officeooo:rsid="0017e323" officeooo:paragraph-rsid="000bc85d"/>
    </style:style>
    <style:style style:name="P15" style:family="paragraph" style:parent-style-name="Standard">
      <style:text-properties officeooo:rsid="00866c3d" officeooo:paragraph-rsid="000bc85d"/>
    </style:style>
    <style:style style:name="P16" style:family="paragraph" style:parent-style-name="Standard">
      <style:text-properties officeooo:rsid="008a2ea4" officeooo:paragraph-rsid="00111392"/>
    </style:style>
    <style:style style:name="P17" style:family="paragraph" style:parent-style-name="Standard">
      <style:text-properties officeooo:rsid="0061fe58" officeooo:paragraph-rsid="000bc85d"/>
    </style:style>
    <style:style style:name="P18" style:family="paragraph" style:parent-style-name="Standard">
      <style:text-properties officeooo:rsid="0018edc8" officeooo:paragraph-rsid="000bc85d"/>
    </style:style>
    <style:style style:name="T1" style:family="text">
      <style:text-properties officeooo:rsid="001e1cc5"/>
    </style:style>
    <style:style style:name="T2" style:family="text">
      <style:text-properties officeooo:rsid="002ea8dd"/>
    </style:style>
    <style:style style:name="T3" style:family="text">
      <style:text-properties officeooo:rsid="00793c61"/>
    </style:style>
    <style:style style:name="T4" style:family="text">
      <style:text-properties officeooo:rsid="005593c7"/>
    </style:style>
    <style:style style:name="T5" style:family="text">
      <style:text-properties officeooo:rsid="0037075a"/>
    </style:style>
    <style:style style:name="T6" style:family="text">
      <style:text-properties officeooo:rsid="00219fe0"/>
    </style:style>
    <style:style style:name="T7" style:family="text">
      <style:text-properties officeooo:rsid="002a964d"/>
    </style:style>
    <style:style style:name="T8" style:family="text">
      <style:text-properties officeooo:rsid="003872af"/>
    </style:style>
    <style:style style:name="T9" style:family="text">
      <style:text-properties officeooo:rsid="0021deb0"/>
    </style:style>
    <style:style style:name="T10" style:family="text">
      <style:text-properties officeooo:rsid="0065c54c"/>
    </style:style>
    <style:style style:name="T11" style:family="text">
      <style:text-properties officeooo:rsid="003a7737"/>
    </style:style>
    <style:style style:name="T12" style:family="text">
      <style:text-properties officeooo:rsid="00666459"/>
    </style:style>
    <style:style style:name="T13" style:family="text">
      <style:text-properties officeooo:rsid="007960c7"/>
    </style:style>
    <style:style style:name="T14" style:family="text">
      <style:text-properties officeooo:rsid="002479dd"/>
    </style:style>
    <style:style style:name="T15" style:family="text">
      <style:text-properties officeooo:rsid="00678d02"/>
    </style:style>
    <style:style style:name="T16" style:family="text">
      <style:text-properties officeooo:rsid="00569e01"/>
    </style:style>
    <style:style style:name="T17" style:family="text">
      <style:text-properties officeooo:rsid="007d47bd"/>
    </style:style>
    <style:style style:name="T18" style:family="text">
      <style:text-properties officeooo:rsid="0067feb8"/>
    </style:style>
    <style:style style:name="T19" style:family="text">
      <style:text-properties officeooo:rsid="006923db"/>
    </style:style>
    <style:style style:name="T20" style:family="text">
      <style:text-properties officeooo:rsid="006d32c2"/>
    </style:style>
    <style:style style:name="T21" style:family="text">
      <style:text-properties officeooo:rsid="006dee59"/>
    </style:style>
    <style:style style:name="T22" style:family="text">
      <style:text-properties officeooo:rsid="005d29d1"/>
    </style:style>
    <style:style style:name="T23" style:family="text">
      <style:text-properties officeooo:rsid="0072c19e"/>
    </style:style>
    <style:style style:name="T24" style:family="text">
      <style:text-properties officeooo:rsid="003f0d9b"/>
    </style:style>
    <style:style style:name="T25" style:family="text">
      <style:text-properties officeooo:rsid="0041a7cf"/>
    </style:style>
    <style:style style:name="T26" style:family="text">
      <style:text-properties officeooo:rsid="003f7fcb"/>
    </style:style>
    <style:style style:name="T27" style:family="text">
      <style:text-properties officeooo:rsid="0015eb6a"/>
    </style:style>
    <style:style style:name="T28" style:family="text">
      <style:text-properties officeooo:rsid="0043684e"/>
    </style:style>
    <style:style style:name="T29" style:family="text">
      <style:text-properties officeooo:rsid="008d4241"/>
    </style:style>
    <style:style style:name="T30" style:family="text">
      <style:text-properties officeooo:rsid="0045d695"/>
    </style:style>
    <style:style style:name="T31" style:family="text">
      <style:text-properties officeooo:rsid="005e455f"/>
    </style:style>
    <style:style style:name="T32" style:family="text">
      <style:text-properties officeooo:rsid="0061fe58"/>
    </style:style>
    <style:style style:name="T33" style:family="text">
      <style:text-properties officeooo:rsid="00886149"/>
    </style:style>
    <style:style style:name="T34" style:family="text">
      <style:text-properties officeooo:rsid="000ffca9"/>
    </style:style>
    <style:style style:name="T35" style:family="text">
      <style:text-properties officeooo:rsid="0010a2a2"/>
    </style:style>
    <style:style style:name="T36" style:family="text">
      <style:text-properties officeooo:rsid="00866c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nary trees encompass a family of recursive data structures and <text:span text:style-name="T2">lay the foundation for more complex trees.</text:span></text:p>
      <text:p text:style-name="P2"/>
      <text:p text:style-name="P3">Should I include this??</text:p>
      <text:p text:style-name="P3">&lt;!-- A recursive diverging graph <text:span text:style-name="T3">OR family of foundational recursive structures </text:span>--&gt;</text:p>
      <text:p text:style-name="P2"/>
      <text:p text:style-name="P2">breath</text:p>
      <text:p text:style-name="P2"/>
      <text:p text:style-name="P2">The basic building block of a Binary Tree is a node. Each node has three pointers to other nodes: a left <text:s/>child, a right <text:s/>child, and a parent. </text:p>
      <text:p text:style-name="P2"/>
      <text:p text:style-name="P2">breath</text:p>
      <text:p text:style-name="P2"/>
      <text:p text:style-name="P2">Binary trees are <text:span text:style-name="T4">like </text:span>family trees: a is the parent of b, and b is the left child of a. <text:span text:style-name="T5">a is also c’s parent, but c is the right child of a.</text:span></text:p>
      <text:p text:style-name="P2"/>
      <text:p text:style-name="P2">pause 1</text:p>
      <text:p text:style-name="P2"/>
      <text:p text:style-name="P2"><text:span text:style-name="T7">Other familial relations hold: </text:span>a is d's <text:span text:style-name="T8">grandparent</text:span>, and d is a's grandchild.</text:p>
      <text:p text:style-name="P2"/>
      <text:p text:style-name="P2">a's descendants are a's <text:span text:style-name="T9">children</text:span>, and their children, and so on, <text:span text:style-name="T10">and </text:span>e's ancestors are e's parent, and their parent, and so on.</text:p>
      <text:p text:style-name="P5"/>
      <text:p text:style-name="P4">Pause 1</text:p>
      <text:p text:style-name="P5"/>
      <text:p text:style-name="P2">Another metaphor for a binary tree is a tree like one in <text:span text:style-name="T12">a</text:span> forest; but the tree is upside down. In computer science, the root of the tree is drawn at the top, and the leaves are at the bottom.</text:p>
      <text:p text:style-name="P2"/>
      <text:p text:style-name="P2">breath</text:p>
      <text:p text:style-name="P2"/>
      <text:p text:style-name="P2">The root of the tree is special, it has no parent. The leaves are also special, they have no children, <text:span text:style-name="T13">or rather, they have null children.</text:span></text:p>
      <text:p text:style-name="P2"/>
      <text:p text:style-name="P2">pause 1</text:p>
      <text:p text:style-name="P2"/>
      <text:p text:style-name="P2">The tree itself consists of just the root. <text:span text:style-name="T15">A single </text:span>node <text:span text:style-name="T16">is a valid </text:span>tree.</text:p>
      <text:p text:style-name="P2"/>
      <text:p text:style-name="P2">breath</text:p>
      <text:p text:style-name="P7"/>
      <text:p text:style-name="P6">The subtree of a node<text:span text:style-name="T17"> </text:span>is <text:span text:style-name="T18">a</text:span> tree <text:span text:style-name="T19">consisting of the node and its descendants. The root of this subtree is the original node itself.</text:span></text:p>
      <text:p text:style-name="P2"/>
      <text:p text:style-name="P8">Breath</text:p>
      <text:p text:style-name="P9"/>
      <text:p text:style-name="P8">The subtree of <text:s/>c looks like this. The subtree of <text:s/>d is just d.</text:p>
      <text:p text:style-name="P2"/>
      <text:p text:style-name="P2">pause 1</text:p>
      <text:p text:style-name="P2"/>
      <text:p text:style-name="P2">The size of a tree is the number of nodes <text:span text:style-name="T21">in the tree</text:span>. For example, this tree's size is 7.</text:p>
      <text:p text:style-name="P2"><text:soft-page-break/></text:p>
      <text:p text:style-name="P2">breath</text:p>
      <text:p text:style-name="P2"/>
      <text:p text:style-name="P10">Nodes point to other nodes of in a recursive manner, and we can mirror this with recursive algorithms.</text:p>
      <text:p text:style-name="P2"/>
      <text:p text:style-name="P10">OR</text:p>
      <text:p text:style-name="P2"/>
      <text:p text:style-name="P2">Because nodes point to other nodes of identical structure, this recursiveness makes it natural to use recursive algorithms<text:span text:style-name="T22">.</text:span></text:p>
      <text:p text:style-name="P2"/>
      <text:p text:style-name="P2">pause 1</text:p>
      <text:p text:style-name="P2"/>
      <text:p text:style-name="P2">For example, a <text:span text:style-name="T23">recursive </text:span>algorithm <text:span text:style-name="T24">for</text:span> size of <text:span text:style-name="T25">a</text:span> binary tree rooted at <text:span text:style-name="T26">a </text:span>node u would:</text:p>
      <text:p text:style-name="P2">if u is <text:span text:style-name="T27">null,</text:span> return 0,</text:p>
      <text:p text:style-name="P2">else return size(left <text:s/>child <text:s/>of <text:s/>u) + size(left <text:s/>child <text:s/>of <text:s/>u) + 1</text:p>
      <text:p text:style-name="P2"/>
      <text:p text:style-name="P2">pause 1</text:p>
      <text:p text:style-name="P2"/>
      <text:p text:style-name="P2">The height of a node is the <text:span text:style-name="T28">distance in pointer hops </text:span>to its <text:span text:style-name="T28">farthest </text:span>descendant.</text:p>
      <text:p text:style-name="P2"/>
      <text:p text:style-name="P2">breath</text:p>
      <text:p text:style-name="P2"/>
      <text:p text:style-name="P2">The height of a leaf is always 0. The height of c is 1.</text:p>
      <text:p text:style-name="P2"/>
      <text:p text:style-name="P2">breath</text:p>
      <text:p text:style-name="P2"/>
      <text:p text:style-name="P2">The height of a tree is the height of its root. The height of this tree is 2. It would be natural to use recursion to compute this as well.</text:p>
      <text:p text:style-name="P2"/>
      <text:p text:style-name="P11">If u is null, return -1</text:p>
      <text:p text:style-name="P11">else result max(height of left child, height of right child) + 1</text:p>
      <text:p text:style-name="P2"/>
      <text:p text:style-name="P2">Pause 1</text:p>
      <text:p text:style-name="P2"/>
      <text:p text:style-name="P12">The depth of a node is <text:span text:style-name="T30">the distance </text:span>between it and the root. The depth of the root is always 0, <text:span text:style-name="T31">and</text:span> the depth of b is 1.</text:p>
      <text:p text:style-name="P12"/>
      <text:p text:style-name="P13">breath</text:p>
      <text:p text:style-name="P14"/>
      <text:p text:style-name="P15">The algorithm for depth is more naturally calculated iteratively. <text:span text:style-name="T35">Using iteration</text:span> is better coding practice; <text:span text:style-name="T32">a major flaw with recursion is the dangerous amount of function call stack space required. </text:span></text:p>
      <text:p text:style-name="P15"/>
      <text:p text:style-name="P16">Pause breath</text:p>
      <text:p text:style-name="P16"/>
      <text:p text:style-name="P16"><text:soft-page-break/><text:span text:style-name="T36">Recursive algorithms in general require at least one recursive function call for each node in the tree, and when the tree is big, there isn’t space to store that many function calls on the stack. The program crash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7:22:39.199165423</meta:creation-date>
    <dc:date>2017-05-16T08:39:15.851379093</dc:date>
    <meta:editing-duration>PT15H6M21S</meta:editing-duration>
    <meta:editing-cycles>9</meta:editing-cycles>
    <meta:generator>LibreOffice/5.1.6.2$Linux_X86_64 LibreOffice_project/10m0$Build-2</meta:generator>
    <meta:document-statistic meta:table-count="0" meta:image-count="0" meta:object-count="0" meta:page-count="3" meta:paragraph-count="44" meta:word-count="542" meta:character-count="2801" meta:non-whitespace-character-count="2291"/>
  </office:meta>
</office:document-meta>
</file>